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8.547291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Olá! Preciso do atual número de processo de um plano de previdência entre o Banco Itaú e a antiga empresa DSM Elastomeros do Brasil - atuasl Arlanxeo Triunfo/RS (33.333.333/3333-33)Nã3 achei realizando as buscas no site da SUSEPNumero Processo SUSEP antigo: 333.333333/33 (anexo)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obter mais informações sobre o status do meu plano de previdência com o contrato númer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3"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a alteração da modalidade do meu plano PGBL para um VGBL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 atendimento da seguradora não soube esclarecer sobre o prazo de carência para saque. Poderiam verifica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divergência no valor informado no extrato do benefício e o valor creditado em minha cont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previdência está bloqueada para movimentação sem explicação.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o saber como alterar o beneficiário principal do meu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tualizar meus dados cadastrais no plano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um extrato atualizado dos últimos 12 meses referente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icito uma revisão nas taxas de administração aplicadas ao contrato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ve um erro na cobrança da taxa de carregamento. Poderiam corrigi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plano PGBL está apresentando problemas na atualização das contribuições mensais. Como proceder?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u enfrentando dificuldades para acessar meu plano pelo aplicativo d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de orientação sobre como realizar a portabilidade do meu VGBL para outro banco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antecipar o resgate parcial do fundo. O contrato vinculado é 123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uardo o retorno sobre a migração do meu plano de previdência da instituição atual para uma nova gestora.</text:p>
          </table:table-cell>
          <table:table-cell office:value-type="string" table:style-name="ce2">
            <text:p>Previdência Complementar Aberta</text:p>
          </table:table-cell>
          <table:table-cell table:number-columns-repeated="16382"/>
        </table:table-row>
        <table:table-row table:number-rows-repeated="10482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46:11Z</dc:date>
  </office:meta>
</office:document-meta>
</file>